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ze-df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572" calcext:value-type="float">
            <text:p>8.572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79" calcext:value-type="float">
            <text:p>8.79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533" calcext:value-type="float">
            <text:p>8.533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512" calcext:value-type="float">
            <text:p>8.512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997" calcext:value-type="float">
            <text:p>8.997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334" calcext:value-type="float">
            <text:p>8.334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8.076" calcext:value-type="float">
            <text:p>8.076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7.93" calcext:value-type="float">
            <text:p>7.93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7.714" calcext:value-type="float">
            <text:p>7.714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29.8761" calcext:value-type="float">
            <text:p>29.8761</text:p>
          </table:table-cell>
          <table:table-cell office:value-type="float" office:value="49.459" calcext:value-type="float">
            <text:p>49.459</text:p>
          </table:table-cell>
          <table:table-cell office:value-type="float" office:value="44.3015" calcext:value-type="float">
            <text:p>44.3015</text:p>
          </table:table-cell>
          <table:table-cell office:value-type="float" office:value="83.1911" calcext:value-type="float">
            <text:p>83.1911</text:p>
          </table:table-cell>
          <table:table-cell office:value-type="float" office:value="6.274" calcext:value-type="float">
            <text:p>6.274</text:p>
          </table:table-cell>
          <table:table-cell office:value-type="float" office:value="932.312" calcext:value-type="float">
            <text:p>932.3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573" calcext:value-type="float">
            <text:p>8.573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653" calcext:value-type="float">
            <text:p>8.653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685" calcext:value-type="float">
            <text:p>8.685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503" calcext:value-type="float">
            <text:p>8.503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139" calcext:value-type="float">
            <text:p>8.139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763" calcext:value-type="float">
            <text:p>8.763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516" calcext:value-type="float">
            <text:p>8.516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912" calcext:value-type="float">
            <text:p>8.912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763" calcext:value-type="float">
            <text:p>8.763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7.7615" calcext:value-type="float">
            <text:p>87.7615</text:p>
          </table:table-cell>
          <table:table-cell office:value-type="float" office:value="72.7436" calcext:value-type="float">
            <text:p>72.7436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8.788" calcext:value-type="float">
            <text:p>8.788</text:p>
          </table:table-cell>
          <table:table-cell office:value-type="float" office:value="1126.8" calcext:value-type="float">
            <text:p>1126.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4.721" calcext:value-type="float">
            <text:p>24.721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5.973" calcext:value-type="float">
            <text:p>25.973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5.637" calcext:value-type="float">
            <text:p>25.637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5.548" calcext:value-type="float">
            <text:p>25.548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4.168" calcext:value-type="float">
            <text:p>24.168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5.599" calcext:value-type="float">
            <text:p>25.599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6.391" calcext:value-type="float">
            <text:p>26.391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6.792" calcext:value-type="float">
            <text:p>26.792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6.56" calcext:value-type="float">
            <text:p>26.56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7.8729" calcext:value-type="float">
            <text:p>77.8729</text:p>
          </table:table-cell>
          <table:table-cell office:value-type="float" office:value="58.3901" calcext:value-type="float">
            <text:p>58.3901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27.366" calcext:value-type="float">
            <text:p>27.366</text:p>
          </table:table-cell>
          <table:table-cell office:value-type="float" office:value="326.807" calcext:value-type="float">
            <text:p>326.80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7.623" calcext:value-type="float">
            <text:p>27.623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6.677" calcext:value-type="float">
            <text:p>26.677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7.048" calcext:value-type="float">
            <text:p>27.048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3.015" calcext:value-type="float">
            <text:p>23.015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6.649" calcext:value-type="float">
            <text:p>26.649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6.188" calcext:value-type="float">
            <text:p>26.188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6.874" calcext:value-type="float">
            <text:p>26.874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2.021" calcext:value-type="float">
            <text:p>22.021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5.906" calcext:value-type="float">
            <text:p>25.906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82.6082" calcext:value-type="float">
            <text:p>82.6082</text:p>
          </table:table-cell>
          <table:table-cell office:value-type="float" office:value="10.5402" calcext:value-type="float">
            <text:p>10.5402</text:p>
          </table:table-cell>
          <table:table-cell office:value-type="float" office:value="28.3577" calcext:value-type="float">
            <text:p>28.3577</text:p>
          </table:table-cell>
          <table:table-cell office:value-type="float" office:value="6.55633" calcext:value-type="float">
            <text:p>6.55633</text:p>
          </table:table-cell>
          <table:table-cell office:value-type="float" office:value="26.297" calcext:value-type="float">
            <text:p>26.297</text:p>
          </table:table-cell>
          <table:table-cell office:value-type="float" office:value="469.575" calcext:value-type="float">
            <text:p>469.57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112" calcext:value-type="float">
            <text:p>14.112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171" calcext:value-type="float">
            <text:p>14.171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015" calcext:value-type="float">
            <text:p>14.015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3.927" calcext:value-type="float">
            <text:p>13.927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153" calcext:value-type="float">
            <text:p>14.153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202" calcext:value-type="float">
            <text:p>14.202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687" calcext:value-type="float">
            <text:p>14.687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614" calcext:value-type="float">
            <text:p>14.614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584" calcext:value-type="float">
            <text:p>14.584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office:value-type="string" calcext:value-type="string">
            <text:p>map100x100.pgm</text:p>
          </table:table-cell>
          <table:table-cell office:value-type="string" calcext:value-type="string">
            <text:p>df</text:p>
          </table:table-cell>
          <table:table-cell office:value-type="float" office:value="73.1735" calcext:value-type="float">
            <text:p>73.1735</text:p>
          </table:table-cell>
          <table:table-cell office:value-type="float" office:value="13.8782" calcext:value-type="float">
            <text:p>13.8782</text:p>
          </table:table-cell>
          <table:table-cell office:value-type="float" office:value="76.688" calcext:value-type="float">
            <text:p>76.688</text:p>
          </table:table-cell>
          <table:table-cell office:value-type="float" office:value="83.199" calcext:value-type="float">
            <text:p>83.199</text:p>
          </table:table-cell>
          <table:table-cell office:value-type="float" office:value="14.955" calcext:value-type="float">
            <text:p>14.955</text:p>
          </table:table-cell>
          <table:table-cell office:value-type="float" office:value="570.113" calcext:value-type="float">
            <text:p>570.113</text:p>
          </table:table-cell>
        </table:table-row>
        <table:table-row table:style-name="ro1">
          <table:table-cell table:number-columns-repeated="6"/>
          <table:table-cell table:formula="of:=AVERAGE([.G1:.G58])" office:value-type="float" office:value="16.57" calcext:value-type="float">
            <text:p>16.57</text:p>
          </table:table-cell>
          <table:table-cell table:formula="of:=AVERAGE([.H1:.H58])" office:value-type="float" office:value="685.1214" calcext:value-type="float">
            <text:p>685.12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72.879" calcext:value-type="float">
            <text:p>272.879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7.822" calcext:value-type="float">
            <text:p>267.822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70.586" calcext:value-type="float">
            <text:p>270.586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8.626" calcext:value-type="float">
            <text:p>268.626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0.805" calcext:value-type="float">
            <text:p>260.805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8.585" calcext:value-type="float">
            <text:p>268.585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4.444" calcext:value-type="float">
            <text:p>264.444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3.591" calcext:value-type="float">
            <text:p>263.591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4.59" calcext:value-type="float">
            <text:p>264.59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54.889" calcext:value-type="float">
            <text:p>154.889</text:p>
          </table:table-cell>
          <table:table-cell office:value-type="float" office:value="298.791" calcext:value-type="float">
            <text:p>298.791</text:p>
          </table:table-cell>
          <table:table-cell office:value-type="float" office:value="436.196" calcext:value-type="float">
            <text:p>436.196</text:p>
          </table:table-cell>
          <table:table-cell office:value-type="float" office:value="491.51" calcext:value-type="float">
            <text:p>491.51</text:p>
          </table:table-cell>
          <table:table-cell office:value-type="float" office:value="264.268" calcext:value-type="float">
            <text:p>264.268</text:p>
          </table:table-cell>
          <table:table-cell office:value-type="float" office:value="8809.48" calcext:value-type="float">
            <text:p>8809.4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65.99" calcext:value-type="float">
            <text:p>765.99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69.431" calcext:value-type="float">
            <text:p>769.431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32.982" calcext:value-type="float">
            <text:p>732.982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700.541" calcext:value-type="float">
            <text:p>700.541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539.268" calcext:value-type="float">
            <text:p>539.268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547.36" calcext:value-type="float">
            <text:p>547.36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575.876" calcext:value-type="float">
            <text:p>575.876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538.488" calcext:value-type="float">
            <text:p>538.488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539.388" calcext:value-type="float">
            <text:p>539.388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33.702" calcext:value-type="float">
            <text:p>233.702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148.034" calcext:value-type="float">
            <text:p>148.034</text:p>
          </table:table-cell>
          <table:table-cell office:value-type="float" office:value="65.6455" calcext:value-type="float">
            <text:p>65.6455</text:p>
          </table:table-cell>
          <table:table-cell office:value-type="float" office:value="542.977" calcext:value-type="float">
            <text:p>542.977</text:p>
          </table:table-cell>
          <table:table-cell office:value-type="float" office:value="8750.39" calcext:value-type="float">
            <text:p>8750.3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4.166" calcext:value-type="float">
            <text:p>14.166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3.644" calcext:value-type="float">
            <text:p>13.644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4.193" calcext:value-type="float">
            <text:p>14.193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3.726" calcext:value-type="float">
            <text:p>13.726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3.579" calcext:value-type="float">
            <text:p>13.579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3.544" calcext:value-type="float">
            <text:p>13.544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3.885" calcext:value-type="float">
            <text:p>13.885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4.054" calcext:value-type="float">
            <text:p>14.054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4.534" calcext:value-type="float">
            <text:p>14.534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421.409" calcext:value-type="float">
            <text:p>421.409</text:p>
          </table:table-cell>
          <table:table-cell office:value-type="float" office:value="329.518" calcext:value-type="float">
            <text:p>329.518</text:p>
          </table:table-cell>
          <table:table-cell office:value-type="float" office:value="297.72" calcext:value-type="float">
            <text:p>297.72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13.662" calcext:value-type="float">
            <text:p>13.662</text:p>
          </table:table-cell>
          <table:table-cell office:value-type="float" office:value="4098.4" calcext:value-type="float">
            <text:p>4098.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34.131" calcext:value-type="float">
            <text:p>534.131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31.777" calcext:value-type="float">
            <text:p>531.777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60.233" calcext:value-type="float">
            <text:p>560.233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68.312" calcext:value-type="float">
            <text:p>568.312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37.507" calcext:value-type="float">
            <text:p>537.507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35.514" calcext:value-type="float">
            <text:p>535.514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28.751" calcext:value-type="float">
            <text:p>528.751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51.822" calcext:value-type="float">
            <text:p>551.822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27.987" calcext:value-type="float">
            <text:p>527.987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178.125" calcext:value-type="float">
            <text:p>178.125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74.7357" calcext:value-type="float">
            <text:p>74.7357</text:p>
          </table:table-cell>
          <table:table-cell office:value-type="float" office:value="85.6193" calcext:value-type="float">
            <text:p>85.6193</text:p>
          </table:table-cell>
          <table:table-cell office:value-type="float" office:value="527.929" calcext:value-type="float">
            <text:p>527.929</text:p>
          </table:table-cell>
          <table:table-cell office:value-type="float" office:value="12219.6" calcext:value-type="float">
            <text:p>12219.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98.696" calcext:value-type="float">
            <text:p>498.696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37.567" calcext:value-type="float">
            <text:p>537.567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00.455" calcext:value-type="float">
            <text:p>500.455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02.742" calcext:value-type="float">
            <text:p>502.742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05.033" calcext:value-type="float">
            <text:p>505.033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06.887" calcext:value-type="float">
            <text:p>506.887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01.965" calcext:value-type="float">
            <text:p>501.965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499.679" calcext:value-type="float">
            <text:p>499.679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11.229" calcext:value-type="float">
            <text:p>511.229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office:value-type="string" calcext:value-type="string">
            <text:p>map500x500.pgm</text:p>
          </table:table-cell>
          <table:table-cell office:value-type="string" calcext:value-type="string">
            <text:p>df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63.4859" calcext:value-type="float">
            <text:p>63.4859</text:p>
          </table:table-cell>
          <table:table-cell office:value-type="float" office:value="39.8963" calcext:value-type="float">
            <text:p>39.8963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503.059" calcext:value-type="float">
            <text:p>503.059</text:p>
          </table:table-cell>
          <table:table-cell office:value-type="float" office:value="12128.4" calcext:value-type="float">
            <text:p>12128.4</text:p>
          </table:table-cell>
        </table:table-row>
        <table:table-row table:style-name="ro1">
          <table:table-cell table:number-columns-repeated="6"/>
          <table:table-cell table:formula="of:=AVERAGE([.G61:.G118])" office:value-type="float" office:value="390.57518" calcext:value-type="float">
            <text:p>390.57518</text:p>
          </table:table-cell>
          <table:table-cell table:formula="of:=AVERAGE([.H61:.H118])" office:value-type="float" office:value="9201.254" calcext:value-type="float">
            <text:p>9201.2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97.163" calcext:value-type="float">
            <text:p>497.163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96.132" calcext:value-type="float">
            <text:p>496.132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02.576" calcext:value-type="float">
            <text:p>502.576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94.587" calcext:value-type="float">
            <text:p>494.587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00.366" calcext:value-type="float">
            <text:p>500.366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00.723" calcext:value-type="float">
            <text:p>500.723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94.941" calcext:value-type="float">
            <text:p>494.941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93.45" calcext:value-type="float">
            <text:p>493.45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494.167" calcext:value-type="float">
            <text:p>494.167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59.965" calcext:value-type="float">
            <text:p>659.965</text:p>
          </table:table-cell>
          <table:table-cell office:value-type="float" office:value="214.953" calcext:value-type="float">
            <text:p>214.953</text:p>
          </table:table-cell>
          <table:table-cell office:value-type="float" office:value="203.047" calcext:value-type="float">
            <text:p>203.047</text:p>
          </table:table-cell>
          <table:table-cell office:value-type="float" office:value="382.865" calcext:value-type="float">
            <text:p>382.865</text:p>
          </table:table-cell>
          <table:table-cell office:value-type="float" office:value="500.56" calcext:value-type="float">
            <text:p>500.56</text:p>
          </table:table-cell>
          <table:table-cell office:value-type="float" office:value="37226.6" calcext:value-type="float">
            <text:p>37226.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8.544" calcext:value-type="float">
            <text:p>258.544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66.043" calcext:value-type="float">
            <text:p>266.043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8.762" calcext:value-type="float">
            <text:p>258.762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5.972" calcext:value-type="float">
            <text:p>255.972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6.747" calcext:value-type="float">
            <text:p>256.747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7.4" calcext:value-type="float">
            <text:p>257.4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7.589" calcext:value-type="float">
            <text:p>257.589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6.908" calcext:value-type="float">
            <text:p>256.908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5.153" calcext:value-type="float">
            <text:p>255.153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224.873" calcext:value-type="float">
            <text:p>224.873</text:p>
          </table:table-cell>
          <table:table-cell office:value-type="float" office:value="114.649" calcext:value-type="float">
            <text:p>114.649</text:p>
          </table:table-cell>
          <table:table-cell office:value-type="float" office:value="583.017" calcext:value-type="float">
            <text:p>583.017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253.827" calcext:value-type="float">
            <text:p>253.827</text:p>
          </table:table-cell>
          <table:table-cell office:value-type="float" office:value="20017.4" calcext:value-type="float">
            <text:p>20017.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71" calcext:value-type="float">
            <text:p>41.71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774" calcext:value-type="float">
            <text:p>41.774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76" calcext:value-type="float">
            <text:p>41.76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1.745" calcext:value-type="float">
            <text:p>41.745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726" calcext:value-type="float">
            <text:p>42.726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385" calcext:value-type="float">
            <text:p>43.385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697" calcext:value-type="float">
            <text:p>42.697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3.5" calcext:value-type="float">
            <text:p>43.5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861" calcext:value-type="float">
            <text:p>42.861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556.518" calcext:value-type="float">
            <text:p>556.518</text:p>
          </table:table-cell>
          <table:table-cell office:value-type="float" office:value="523.811" calcext:value-type="float">
            <text:p>523.8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705.332" calcext:value-type="float">
            <text:p>705.332</text:p>
          </table:table-cell>
          <table:table-cell office:value-type="float" office:value="42.486" calcext:value-type="float">
            <text:p>42.486</text:p>
          </table:table-cell>
          <table:table-cell office:value-type="float" office:value="3047.61" calcext:value-type="float">
            <text:p>3047.6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1.182" calcext:value-type="float">
            <text:p>51.182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1.16" calcext:value-type="float">
            <text:p>51.16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0.77" calcext:value-type="float">
            <text:p>50.77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2.122" calcext:value-type="float">
            <text:p>52.122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1.312" calcext:value-type="float">
            <text:p>51.312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2.402" calcext:value-type="float">
            <text:p>52.402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1.708" calcext:value-type="float">
            <text:p>51.708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1.398" calcext:value-type="float">
            <text:p>51.398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0.087" calcext:value-type="float">
            <text:p>50.087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820.704" calcext:value-type="float">
            <text:p>820.704</text:p>
          </table:table-cell>
          <table:table-cell office:value-type="float" office:value="134.563" calcext:value-type="float">
            <text:p>134.563</text:p>
          </table:table-cell>
          <table:table-cell office:value-type="float" office:value="604.726" calcext:value-type="float">
            <text:p>604.726</text:p>
          </table:table-cell>
          <table:table-cell office:value-type="float" office:value="283.148" calcext:value-type="float">
            <text:p>283.148</text:p>
          </table:table-cell>
          <table:table-cell office:value-type="float" office:value="50.081" calcext:value-type="float">
            <text:p>50.081</text:p>
          </table:table-cell>
          <table:table-cell office:value-type="float" office:value="4363.52" calcext:value-type="float">
            <text:p>4363.5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944" calcext:value-type="float">
            <text:p>51.944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2.759" calcext:value-type="float">
            <text:p>52.759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3.019" calcext:value-type="float">
            <text:p>53.019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2.894" calcext:value-type="float">
            <text:p>52.894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2.295" calcext:value-type="float">
            <text:p>52.295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577" calcext:value-type="float">
            <text:p>51.577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449" calcext:value-type="float">
            <text:p>50.449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782" calcext:value-type="float">
            <text:p>50.782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0.668" calcext:value-type="float">
            <text:p>50.668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office:value-type="string" calcext:value-type="string">
            <text:p>map1000x1000.pgm</text:p>
          </table:table-cell>
          <table:table-cell office:value-type="string" calcext:value-type="string">
            <text:p>df</text:p>
          </table:table-cell>
          <table:table-cell office:value-type="float" office:value="664.655" calcext:value-type="float">
            <text:p>664.655</text:p>
          </table:table-cell>
          <table:table-cell office:value-type="float" office:value="377.441" calcext:value-type="float">
            <text:p>377.441</text:p>
          </table:table-cell>
          <table:table-cell office:value-type="float" office:value="747.582" calcext:value-type="float">
            <text:p>747.582</text:p>
          </table:table-cell>
          <table:table-cell office:value-type="float" office:value="140.576" calcext:value-type="float">
            <text:p>140.576</text:p>
          </table:table-cell>
          <table:table-cell office:value-type="float" office:value="51.422" calcext:value-type="float">
            <text:p>51.422</text:p>
          </table:table-cell>
          <table:table-cell office:value-type="float" office:value="5045.52" calcext:value-type="float">
            <text:p>5045.52</text:p>
          </table:table-cell>
        </table:table-row>
        <table:table-row table:style-name="ro1">
          <table:table-cell table:number-columns-repeated="6"/>
          <table:table-cell table:formula="of:=AVERAGE([.G121:.G178])" office:value-type="float" office:value="180.1257" calcext:value-type="float">
            <text:p>180.1257</text:p>
          </table:table-cell>
          <table:table-cell table:formula="of:=AVERAGE([.H121:.H178])" office:value-type="float" office:value="13940.13" calcext:value-type="float">
            <text:p>13940.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6161.76" calcext:value-type="float">
            <text:p>6161.76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927.38" calcext:value-type="float">
            <text:p>5927.38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88.65" calcext:value-type="float">
            <text:p>5788.65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758.11" calcext:value-type="float">
            <text:p>5758.11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06.11" calcext:value-type="float">
            <text:p>5806.11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13.46" calcext:value-type="float">
            <text:p>5813.46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03.08" calcext:value-type="float">
            <text:p>5803.08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03.37" calcext:value-type="float">
            <text:p>5803.37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14.17" calcext:value-type="float">
            <text:p>5814.17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776.099" calcext:value-type="float">
            <text:p>776.099</text:p>
          </table:table-cell>
          <table:table-cell office:value-type="float" office:value="1732.98" calcext:value-type="float">
            <text:p>1732.98</text:p>
          </table:table-cell>
          <table:table-cell office:value-type="float" office:value="1913.71" calcext:value-type="float">
            <text:p>1913.71</text:p>
          </table:table-cell>
          <table:table-cell office:value-type="float" office:value="973.107" calcext:value-type="float">
            <text:p>973.107</text:p>
          </table:table-cell>
          <table:table-cell office:value-type="float" office:value="5823.42" calcext:value-type="float">
            <text:p>5823.42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70.55" calcext:value-type="float">
            <text:p>8470.55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53.9" calcext:value-type="float">
            <text:p>8453.9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20.42" calcext:value-type="float">
            <text:p>8420.42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53.13" calcext:value-type="float">
            <text:p>8453.13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41.86" calcext:value-type="float">
            <text:p>8441.86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00.79" calcext:value-type="float">
            <text:p>8400.79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50.14" calcext:value-type="float">
            <text:p>8450.14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45.88" calcext:value-type="float">
            <text:p>8445.88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35.44" calcext:value-type="float">
            <text:p>8435.44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680.075" calcext:value-type="float">
            <text:p>680.075</text:p>
          </table:table-cell>
          <table:table-cell office:value-type="float" office:value="1671.14" calcext:value-type="float">
            <text:p>1671.14</text:p>
          </table:table-cell>
          <table:table-cell office:value-type="float" office:value="930.883" calcext:value-type="float">
            <text:p>930.883</text:p>
          </table:table-cell>
          <table:table-cell office:value-type="float" office:value="8439.79" calcext:value-type="float">
            <text:p>8439.79</text:p>
          </table:table-cell>
          <table:table-cell office:value-type="float" office:value="50945" calcext:value-type="float">
            <text:p>509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35.75" calcext:value-type="float">
            <text:p>5535.75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35.12" calcext:value-type="float">
            <text:p>5535.12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13.46" calcext:value-type="float">
            <text:p>5513.46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49.34" calcext:value-type="float">
            <text:p>5549.34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492.85" calcext:value-type="float">
            <text:p>5492.85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65.36" calcext:value-type="float">
            <text:p>5565.36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28.4" calcext:value-type="float">
            <text:p>5528.4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82.58" calcext:value-type="float">
            <text:p>5582.58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19.12" calcext:value-type="float">
            <text:p>5519.12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225.329" calcext:value-type="float">
            <text:p>225.329</text:p>
          </table:table-cell>
          <table:table-cell office:value-type="float" office:value="1087.84" calcext:value-type="float">
            <text:p>1087.84</text:p>
          </table:table-cell>
          <table:table-cell office:value-type="float" office:value="1441.6" calcext:value-type="float">
            <text:p>1441.6</text:p>
          </table:table-cell>
          <table:table-cell office:value-type="float" office:value="1731.63" calcext:value-type="float">
            <text:p>1731.63</text:p>
          </table:table-cell>
          <table:table-cell office:value-type="float" office:value="5577.86" calcext:value-type="float">
            <text:p>5577.86</text:p>
          </table:table-cell>
          <table:table-cell office:value-type="float" office:value="175358" calcext:value-type="float">
            <text:p>17535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49.06" calcext:value-type="float">
            <text:p>8549.06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89.16" calcext:value-type="float">
            <text:p>8589.16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88.69" calcext:value-type="float">
            <text:p>8588.69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91.7" calcext:value-type="float">
            <text:p>8591.7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85.48" calcext:value-type="float">
            <text:p>8585.48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86.41" calcext:value-type="float">
            <text:p>8586.41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84.27" calcext:value-type="float">
            <text:p>8584.27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24.27" calcext:value-type="float">
            <text:p>8524.27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52.78" calcext:value-type="float">
            <text:p>8552.78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5.83217" calcext:value-type="float">
            <text:p>5.83217</text:p>
          </table:table-cell>
          <table:table-cell office:value-type="float" office:value="590.884" calcext:value-type="float">
            <text:p>590.884</text:p>
          </table:table-cell>
          <table:table-cell office:value-type="float" office:value="1973.78" calcext:value-type="float">
            <text:p>1973.78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8543.09" calcext:value-type="float">
            <text:p>8543.09</text:p>
          </table:table-cell>
          <table:table-cell office:value-type="float" office:value="17002.1" calcext:value-type="float">
            <text:p>17002.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904.91" calcext:value-type="float">
            <text:p>6904.91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886.83" calcext:value-type="float">
            <text:p>6886.83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925.02" calcext:value-type="float">
            <text:p>6925.02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889.36" calcext:value-type="float">
            <text:p>6889.36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918.17" calcext:value-type="float">
            <text:p>6918.17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947.56" calcext:value-type="float">
            <text:p>6947.56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915.36" calcext:value-type="float">
            <text:p>6915.36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902.08" calcext:value-type="float">
            <text:p>6902.08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884.75" calcext:value-type="float">
            <text:p>6884.75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office:value-type="string" calcext:value-type="string">
            <text:p>map2000x2000.pgm</text:p>
          </table:table-cell>
          <table:table-cell office:value-type="string" calcext:value-type="string">
            <text:p>df</text:p>
          </table:table-cell>
          <table:table-cell office:value-type="float" office:value="1466.79" calcext:value-type="float">
            <text:p>1466.79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1630.91" calcext:value-type="float">
            <text:p>1630.91</text:p>
          </table:table-cell>
          <table:table-cell office:value-type="float" office:value="1388.45" calcext:value-type="float">
            <text:p>1388.45</text:p>
          </table:table-cell>
          <table:table-cell office:value-type="float" office:value="6887.96" calcext:value-type="float">
            <text:p>6887.96</text:p>
          </table:table-cell>
          <table:table-cell office:value-type="float" office:value="151534" calcext:value-type="float">
            <text:p>151534</text:p>
          </table:table-cell>
        </table:table-row>
        <table:table-row table:style-name="ro1">
          <table:table-cell table:number-columns-repeated="6"/>
          <table:table-cell table:formula="of:=AVERAGE([.G181:.G238])" office:value-type="float" office:value="7061.3632" calcext:value-type="float">
            <text:p>7061.3632</text:p>
          </table:table-cell>
          <table:table-cell table:formula="of:=AVERAGE([.H181:.H238])" office:value-type="float" office:value="100477.82" calcext:value-type="float">
            <text:p>100477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0:43:02.794848412</dc:date>
    <meta:editing-duration>PT7M42S</meta:editing-duration>
    <meta:editing-cycles>1</meta:editing-cycles>
    <meta:document-statistic meta:table-count="1" meta:cell-count="1608" meta:object-count="0"/>
    <meta:generator>LibreOffice/6.0.7.3$Linux_X86_64 LibreOffice_project/00m0$Build-3</meta:generator>
  </office:meta>
</office:document-meta>
</file>